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b8ea"/>
    </style:style>
    <style:style style:name="P2" style:family="paragraph" style:parent-style-name="Standard">
      <style:text-properties officeooo:paragraph-rsid="001fb73d"/>
    </style:style>
    <style:style style:name="T1" style:family="text">
      <style:text-properties officeooo:rsid="001de0a6"/>
    </style:style>
    <style:style style:name="T2" style:family="text">
      <style:text-properties officeooo:rsid="001eb8ea"/>
    </style:style>
    <style:style style:name="T3" style:family="text">
      <style:text-properties officeooo:rsid="001fb7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partner_id, partner_name, phone_no FROM delivery_partners WHERE rating BETWEEN 3 AND 5 ORDER BY partner_id ASC;</text:p>
      <text:p text:style-name="Standard">+------------+--------------+-----------+</text:p>
      <text:p text:style-name="Standard">| partner_id | partner_name | phone_no <text:s/>|</text:p>
      <text:p text:style-name="Standard">+------------+--------------+-----------+</text:p>
      <text:p text:style-name="Standard">| 1 <text:s text:c="9"/>| Ram <text:s text:c="9"/>| 901020090 |</text:p>
      <text:p text:style-name="Standard">| 2 <text:s text:c="9"/>| Shaam <text:s text:c="7"/>| 941410090 |</text:p>
      <text:p text:style-name="Standard">| 3 <text:s text:c="9"/>| Gangaram <text:s text:c="4"/>| 787410090 |</text:p>
      <text:p text:style-name="Standard">+------------+--------------+-----------+</text:p>
      <text:p text:style-name="Standard"/>
      <text:p text:style-name="Standard">mysql&gt; SELECT CONCAT( hotel_name, " is a ",hotel_type, " hotel" ) AS HOTEL_INFO FROM hotel_details </text:p>
      <text:p text:style-name="Standard"><text:s text:c="4"/>-&gt; ORDER BY HOTEL_INFO DESC;</text:p>
      <text:p text:style-name="Standard">+-----------------------------------+</text:p>
      <text:p text:style-name="Standard">| HOTEL_INFO <text:s text:c="23"/>|</text:p>
      <text:p text:style-name="Standard">+-----------------------------------+</text:p>
      <text:p text:style-name="Standard">| Shrikrishna is a <text:span text:style-name="T1">Veg</text:span> hotel |</text:p>
      <text:p text:style-name="Standard">| Sayaji is a <text:span text:style-name="T1">Non Veg</text:span> hotel <text:s text:c="9"/>|</text:p>
      <text:p text:style-name="Standard">| Ramkrishna is a <text:span text:style-name="T1">Veg</text:span> hotel <text:s/>|</text:p>
      <text:p text:style-name="Standard">| Jerry is a Nonveg <text:s/>hotel <text:s text:c="9"/>|</text:p>
      <text:p text:style-name="Standard">| Harrikrishna is a Veg hotel <text:s text:c="6"/>|</text:p>
      <text:p text:style-name="Standard">| Al-Bkr is a <text:span text:style-name="T1">Non Veg</text:span> hotel <text:s text:c="5"/>|</text:p>
      <text:p text:style-name="Standard">+-----------------------------------+ <text:s text:c="2"/></text:p>
      <text:p text:style-name="Standard"><text:s/></text:p>
      <text:p text:style-name="Standard">SELECT hotel_id, hotel_name, hotel_type FROM hotel_details</text:p>
      <text:p text:style-name="Standard"><text:s text:c="4"/>-&gt; WHERE hotel_id NOT IN ( SELECT hotel_id FROM orders WHERE order_date BETWEEN '2022-05-01' AND '2022-08-31' );</text:p>
      <text:p text:style-name="Standard">+----------+--------------+------------+</text:p>
      <text:p text:style-name="Standard">| hotel_id | hotel_name <text:s text:c="2"/>| hotel_type |</text:p>
      <text:p text:style-name="Standard">+----------+--------------+------------+</text:p>
      <text:p text:style-name="Standard">| 3 <text:s text:c="7"/>| Shrikrishna <text:s/>| Restaraunt |</text:p>
      <text:p text:style-name="Standard">| 4 <text:s text:c="7"/>| Al-Bkr <text:s text:c="6"/>| Restaraunt |</text:p>
      <text:p text:style-name="Standard">| 5 <text:s text:c="7"/>| Harrikrishna | Veg <text:s text:c="7"/>|</text:p>
      <text:p text:style-name="Standard">| 6 <text:s text:c="7"/>| Jerry <text:s text:c="7"/>| Nonveg <text:s text:c="4"/>|</text:p>
      <text:p text:style-name="P1">+----------+--------------+------------+ <text:s text:c="19"/><text:tab/><text:tab/><text:tab/><text:tab/><text:tab/><text:tab/><text:tab/></text:p>
      <text:p text:style-name="P1"><text:s/></text:p>
      <text:p text:style-name="P1"><text:span text:style-name="T2">S</text:span>elect orders.hotel_id, hotel_details.hotel_name, count(orders.order_id) as no_of_orders</text:p>
      <text:p text:style-name="P1"><text:s text:c="4"/>-&gt; from orders, hotel_details</text:p>
      <text:p text:style-name="P1"><text:s text:c="4"/>-&gt; where orders.hotel_id = hotel_details.hotel_id</text:p>
      <text:p text:style-name="P1"><text:s text:c="4"/>-&gt; group by hotel_id</text:p>
      <text:p text:style-name="P1"><text:s text:c="4"/>-&gt; having count(orders.order_id) &gt; 5;</text:p>
      <text:p text:style-name="P1"/>
      <text:p text:style-name="P1"><text:s/>UPDATE customers SET phone_no = 9876543210 WHERE customer_id = <text:s/>'4';</text:p>
      <text:p text:style-name="P1">Query OK, 1 row affected (0.01 sec)</text:p>
      <text:p text:style-name="P1"/>
      <text:p text:style-name="P1"><text:span text:style-name="T3">A</text:span>LTER TABLE customers MODIFY customer_id INT;</text:p>
      <text:p text:style-name="P2"/>
      <text:p text:style-name="P2"/>
      <text:p text:style-name="P2">SELECT partner_id, partner_name,</text:p>
      <text:p text:style-name="P2"><text:s text:c="4"/>-&gt; CASE WHEN rating&gt;=4 THEN 'GOOD' </text:p>
      <text:p text:style-name="P2"><text:s text:c="4"/>-&gt; WHEN rating&gt;=2 AND rating&lt;4 THEN 'AVERAGE' </text:p>
      <text:p text:style-name="P2"><text:s text:c="4"/>-&gt; WHEN rating&lt;2 THEN 'WORST' END AS REVIEW</text:p>
      <text:p text:style-name="P2"><text:soft-page-break/><text:s text:c="4"/>-&gt; FROM delivery_partners</text:p>
      <text:p text:style-name="P2"><text:s text:c="4"/>-&gt; ORDER BY partner_id ASC;</text:p>
      <text:p text:style-name="P2">+------------+--------------+---------+</text:p>
      <text:p text:style-name="P2">| partner_id | partner_name | REVIEW <text:s/>|</text:p>
      <text:p text:style-name="P2">+------------+--------------+---------+</text:p>
      <text:p text:style-name="P2">| 1 <text:s text:c="9"/>| Ram <text:s text:c="9"/>| AVERAGE |</text:p>
      <text:p text:style-name="P2">| 2 <text:s text:c="9"/>| Shaam <text:s text:c="7"/>| GOOD <text:s text:c="3"/>|</text:p>
      <text:p text:style-name="P2">| 3 <text:s text:c="9"/>| Gangaram <text:s text:c="4"/>| GOOD <text:s text:c="3"/>|</text:p>
      <text:p text:style-name="P2">| 4 <text:s text:c="9"/>| Sitaram <text:s text:c="5"/>| AVERAGE |</text:p>
      <text:p text:style-name="P2">+------------+--------------+---------+</text:p>
      <text:p text:style-name="P2">4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0:04:01.912557539</meta:creation-date>
    <dc:date>2022-09-23T10:10:00.619825623</dc:date>
    <meta:editing-duration>PT5M5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331" meta:character-count="2368" meta:non-whitespace-character-count="1814"/>
  </office:meta>
</office:document-meta>
</file>